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>
      <style:text-properties fo:color="#c9211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2_batch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formula="of:==3912== nvprof is profiling process 3912" office:value-type="string" office:string-value="" calcext:value-type="error">
            <text:p>Err:510</text:p>
          </table:table-cell>
          <table:table-cell office:value-type="string" calcext:value-type="string">
            <text:p><text:s/>command: python example.py</text:p>
          </table:table-cell>
          <table:table-cell table:number-columns-repeated="7"/>
        </table:table-row>
        <table:table-row table:style-name="ro1">
          <table:table-cell table:formula="of:==3912== some kernel(s) will be replayed on device 0 in order to collect all events/metrics.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912== profiling application: python example.py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912== profiling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912== metric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Metric Name</text:p>
          </table:table-cell>
          <table:table-cell office:value-type="string" calcext:value-type="string">
            <text:p>Metric 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49073" calcext:value-type="float">
            <text:p>0.249073</text:p>
          </table:table-cell>
          <table:table-cell table:style-name="ce2" office:value-type="float" office:value="0.249073" calcext:value-type="float">
            <text:p>0.24907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1.062062" calcext:value-type="float">
            <text:p>1.06206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7312000" calcext:value-type="float">
            <text:p>373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32736000" calcext:value-type="float">
            <text:p>53273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3.415805GB/s</text:p>
          </table:table-cell>
          <table:table-cell table:style-name="ce2" office:value-type="string" calcext:value-type="string">
            <text:p>3.415805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457.879600MB/s</text:p>
          </table:table-cell>
          <table:table-cell table:style-name="ce2" office:value-type="string" calcext:value-type="string">
            <text:p>457.879599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559369%</text:p>
          </table:table-cell>
          <table:table-cell table:style-name="ce3" office:value-type="string" calcext:value-type="string">
            <text:p>99.55936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22:.H34])" office:value-type="float" office:value="1241600000" calcext:value-type="float">
            <text:p>1241600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708864000" calcext:value-type="float">
            <text:p>70886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308480000" calcext:value-type="float">
            <text:p>30848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176128000" calcext:value-type="float">
            <text:p>17612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48128000" calcext:value-type="float">
            <text:p>4812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7.843075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62304000" calcext:value-type="float">
            <text:p>16230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544000" calcext:value-type="float">
            <text:p>54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2208000" calcext:value-type="float">
            <text:p>220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2784000" calcext:value-type="float">
            <text:p>27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96480000" calcext:value-type="float">
            <text:p>19648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32768000" calcext:value-type="float">
            <text:p>3276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7315151" calcext:value-type="float">
            <text:p>3731515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36736000" calcext:value-type="float">
            <text:p>3673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c2r_32x32&lt;float, bool=0, bool=0, unsigned int=1, bool=0, bool=0&gt;(float*, float2 const *, int, int, int, int, int, int, int, int, int, float, float, cudnn::reduced_divisor, bool, float*, float*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79" calcext:value-type="float">
            <text:p>7.9E-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68276" calcext:value-type="float">
            <text:p>0.468276</text:p>
          </table:table-cell>
          <table:table-cell table:style-name="ce2" office:value-type="float" office:value="0.468276" calcext:value-type="float">
            <text:p>0.4682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750286" calcext:value-type="float">
            <text:p>3.75028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121408" calcext:value-type="float">
            <text:p>1214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632832" calcext:value-type="float">
            <text:p>6328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63.234783MB/s</text:p>
          </table:table-cell>
          <table:table-cell table:style-name="ce2" office:value-type="string" calcext:value-type="string">
            <text:p>63.234779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641.916258MB/s</text:p>
          </table:table-cell>
          <table:table-cell table:style-name="ce2" office:value-type="string" calcext:value-type="string">
            <text:p>641.916254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5.268921%</text:p>
          </table:table-cell>
          <table:table-cell table:style-name="ce3" office:value-type="string" calcext:value-type="string">
            <text:p>95.268921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75:.H87])" office:value-type="float" office:value="1423360" calcext:value-type="float">
            <text:p>142336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851968" calcext:value-type="float">
            <text:p>8519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40960" calcext:value-type="float">
            <text:p>409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344064" calcext:value-type="float">
            <text:p>3440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122880" calcext:value-type="float">
            <text:p>12288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63488" calcext:value-type="float">
            <text:p>63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10.067155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36864" calcext:value-type="float">
            <text:p>368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2617344" calcext:value-type="float">
            <text:p>26173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121560" calcext:value-type="float">
            <text:p>1215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17088" calcext:value-type="float">
            <text:p>2170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1252" calcext:value-type="float">
            <text:p>0.0012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94526" calcext:value-type="float">
            <text:p>0.94526</text:p>
          </table:table-cell>
          <table:table-cell table:style-name="ce2" office:value-type="float" office:value="0.94526" calcext:value-type="float">
            <text:p>0.9452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189137" calcext:value-type="float">
            <text:p>3.18913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8000000" calcext:value-type="float">
            <text:p>800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3760000" calcext:value-type="float">
            <text:p>1376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7.322214GB/s</text:p>
          </table:table-cell>
          <table:table-cell table:style-name="ce2" office:value-type="string" calcext:value-type="string">
            <text:p>7.322214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6.925536GB/s</text:p>
          </table:table-cell>
          <table:table-cell table:style-name="ce2" office:value-type="string" calcext:value-type="string">
            <text:p>6.925536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933660%</text:p>
          </table:table-cell>
          <table:table-cell table:style-name="ce3" office:value-type="string" calcext:value-type="string">
            <text:p>99.93366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128:.H140])" office:value-type="float" office:value="23456000" calcext:value-type="float">
            <text:p>23456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1712000" calcext:value-type="float">
            <text:p>117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1568000" calcext:value-type="float">
            <text:p>156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3040000" calcext:value-type="float">
            <text:p>304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4064000" calcext:value-type="float">
            <text:p>406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3072000" calcext:value-type="float">
            <text:p>307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1.819564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6144000" calcext:value-type="float">
            <text:p>614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0240000" calcext:value-type="float">
            <text:p>1024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224000" calcext:value-type="float">
            <text:p>22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256000" calcext:value-type="float">
            <text:p>25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45439488" calcext:value-type="float">
            <text:p>145439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8000648" calcext:value-type="float">
            <text:p>80006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8816000" calcext:value-type="float">
            <text:p>1881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32, int=1, int=4, int=2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66" calcext:value-type="float">
            <text:p>6.6E-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46941" calcext:value-type="float">
            <text:p>0.246941</text:p>
          </table:table-cell>
          <table:table-cell table:style-name="ce2" office:value-type="float" office:value="0.246941" calcext:value-type="float">
            <text:p>0.24694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2.239984" calcext:value-type="float">
            <text:p>2.2399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1275904" calcext:value-type="float">
            <text:p>127590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7514496" calcext:value-type="float">
            <text:p>1751449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268.148884MB/s</text:p>
          </table:table-cell>
          <table:table-cell table:style-name="ce2" office:value-type="string" calcext:value-type="string">
            <text:p>268.148883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4.418950GB/s</text:p>
          </table:table-cell>
          <table:table-cell table:style-name="ce2" office:value-type="string" calcext:value-type="string">
            <text:p>4.418950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8.896008%</text:p>
          </table:table-cell>
          <table:table-cell table:style-name="ce3" office:value-type="string" calcext:value-type="string">
            <text:p>98.89600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181:.H193])" office:value-type="float" office:value="40632320" calcext:value-type="float">
            <text:p>4063232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23117824" calcext:value-type="float">
            <text:p>2311782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9535488" calcext:value-type="float">
            <text:p>95354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5603328" calcext:value-type="float">
            <text:p>560332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2375680" calcext:value-type="float">
            <text:p>237568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15.52879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058560" calcext:value-type="float">
            <text:p>50585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7408" calcext:value-type="float">
            <text:p>174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102400" calcext:value-type="float">
            <text:p>1024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69632" calcext:value-type="float">
            <text:p>696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5220352" calcext:value-type="float">
            <text:p>52203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1048576" calcext:value-type="float">
            <text:p>1048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1276052" calcext:value-type="float">
            <text:p>12760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265088" calcext:value-type="float">
            <text:p>22650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0, unsigned int=1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125" calcext:value-type="float">
            <text:p>0.00012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44242" calcext:value-type="float">
            <text:p>0.244242</text:p>
          </table:table-cell>
          <table:table-cell table:style-name="ce2" office:value-type="float" office:value="0.244242" calcext:value-type="float">
            <text:p>0.24424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1.223422" calcext:value-type="float">
            <text:p>1.22342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6064000" calcext:value-type="float">
            <text:p>3606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47328000" calcext:value-type="float">
            <text:p>54732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105.524705MB/s</text:p>
          </table:table-cell>
          <table:table-cell table:style-name="ce2" office:value-type="string" calcext:value-type="string">
            <text:p>105.524704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4.032788GB/s</text:p>
          </table:table-cell>
          <table:table-cell table:style-name="ce2" office:value-type="string" calcext:value-type="string">
            <text:p>4.032788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468180%</text:p>
          </table:table-cell>
          <table:table-cell table:style-name="ce3" office:value-type="string" calcext:value-type="string">
            <text:p>99.46818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234:.H246])" office:value-type="float" office:value="1269760000" calcext:value-type="float">
            <text:p>126976000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722432000" calcext:value-type="float">
            <text:p>72243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297984000" calcext:value-type="float">
            <text:p>29798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175104000" calcext:value-type="float">
            <text:p>17510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74240000" calcext:value-type="float">
            <text:p>7424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9.57915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155136000" calcext:value-type="float">
            <text:p>15513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480000" calcext:value-type="float">
            <text:p>480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544000" calcext:value-type="float">
            <text:p>544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2176000" calcext:value-type="float">
            <text:p>2176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2112000" calcext:value-type="float">
            <text:p>211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111392000" calcext:value-type="float">
            <text:p>11139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32768000" calcext:value-type="float">
            <text:p>32768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6067777" calcext:value-type="float">
            <text:p>3606777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69952000" calcext:value-type="float">
            <text:p>699520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fft2d_r2c_32x32&lt;float, bool=1, unsigned int=0, bool=0&gt;(float2*, float const *, int, int, int, int, int, int, int, int, int, cudnn::reduced_divisor, bool, int2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105" calcext:value-type="float">
            <text:p>0.00010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47901" calcext:value-type="float">
            <text:p>0.247901</text:p>
          </table:table-cell>
          <table:table-cell table:style-name="ce2" office:value-type="float" office:value="0.247901" calcext:value-type="float">
            <text:p>0.24790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2.957525" calcext:value-type="float">
            <text:p>2.95752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168091648" calcext:value-type="float">
            <text:p>1680916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3705536512" calcext:value-type="float">
            <text:p>3705536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2.977603GB/s</text:p>
          </table:table-cell>
          <table:table-cell table:style-name="ce2" office:value-type="string" calcext:value-type="string">
            <text:p>2.977603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2.103733GB/s</text:p>
          </table:table-cell>
          <table:table-cell table:style-name="ce2" office:value-type="string" calcext:value-type="string">
            <text:p>2.103733G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9.996848%</text:p>
          </table:table-cell>
          <table:table-cell table:style-name="ce3" office:value-type="string" calcext:value-type="string">
            <text:p>99.99684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style-name="ce4" table:formula="of:=SUM([.H287:.H299])" office:value-type="float" office:value="10900471808" calcext:value-type="float">
            <text:p>10900471808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7197163520" calcext:value-type="float">
            <text:p>71971635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138149888" calcext:value-type="float">
            <text:p>1381498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3493855232" calcext:value-type="float">
            <text:p>34938552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71303168" calcext:value-type="float">
            <text:p>713031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50.345205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660946944" calcext:value-type="float">
            <text:p>6609469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1880064" calcext:value-type="float">
            <text:p>18800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183744" calcext:value-type="float">
            <text:p>11837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15736832" calcext:value-type="float">
            <text:p>157368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4804608" calcext:value-type="float">
            <text:p>48046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617218048" calcext:value-type="float">
            <text:p>6172180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168094638" calcext:value-type="float">
            <text:p>16809463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162869248" calcext:value-type="float">
            <text:p>16286924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maxwell_gcgemm_64x64_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0018" calcext:value-type="float">
            <text:p>1.8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5:55:53.569763290</dc:date>
    <meta:editing-duration>PT10M54S</meta:editing-duration>
    <meta:editing-cycles>1</meta:editing-cycles>
    <meta:document-statistic meta:table-count="1" meta:cell-count="2564" meta:object-count="0"/>
    <meta:generator>LibreOffice/6.3.5.2$Linux_X86_64 LibreOffice_project/30$Build-2</meta:generator>
  </office:meta>
</office:document-meta>
</file>